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.512cm" fo:min-width="0.449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774cm" fo:min-width="0.135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1.528cm" fo:min-width="0.516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0cm"/>
    </style:style>
    <style:style style:name="gr1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15" style:family="graphic">
      <style:graphic-properties style:protect="size"/>
    </style:style>
    <style:style style:name="gr16" style:family="graphic" style:parent-style-name="measure" style:list-style-name="L1">
      <style:graphic-properties svg:stroke-color="#0000ff" draw:textarea-vertical-align="middle" draw:line-distance="1.577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0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measure" style:list-style-name="L1">
      <style:graphic-properties svg:stroke-color="#0000ff" draw:textarea-vertical-align="middle" draw:line-distance="1.934cm" draw:placing="below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31cm"/>
    </style:style>
    <style:style style:name="gr22" style:family="graphic" style:parent-style-name="measure" style:list-style-name="L1">
      <style:graphic-properties svg:stroke-color="#0000ff" draw:textarea-vertical-align="middle" draw:line-distance="5.4cm" draw:start-guide="-0.112cm"/>
    </style:style>
    <style:style style:name="gr23" style:family="graphic" style:parent-style-name="measure" style:list-style-name="L1">
      <style:graphic-properties svg:stroke-color="#0000ff" draw:textarea-vertical-align="middle"/>
    </style:style>
    <style:style style:name="gr24" style:family="graphic" style:parent-style-name="measure" style:list-style-name="L1">
      <style:graphic-properties svg:stroke-color="#0000ff" draw:textarea-vertical-align="middle"/>
    </style:style>
    <style:style style:name="gr25" style:family="graphic" style:parent-style-name="measure" style:list-style-name="L1">
      <style:graphic-properties svg:stroke-color="#0000ff" draw:textarea-vertical-align="middle" draw:line-distance="2.848cm" draw:placing="below"/>
    </style:style>
    <style:style style:name="gr26" style:family="graphic" style:parent-style-name="standard">
      <style:graphic-properties svg:stroke-color="#ffffff" draw:fill-color="#00cc33" draw:textarea-vertical-align="middle" draw:auto-grow-height="false" fo:min-height="2.799cm" fo:min-width="5.089cm"/>
    </style:style>
    <style:style style:name="gr27" style:family="graphic" style:parent-style-name="standard">
      <style:graphic-properties svg:stroke-color="#ffffff" draw:fill-color="#00cc33" draw:textarea-vertical-align="middle" draw:auto-grow-height="false" fo:min-height="2.201cm" fo:min-width="1.364cm"/>
    </style:style>
    <style:style style:name="gr28" style:family="graphic" style:parent-style-name="standard">
      <style:graphic-properties svg:stroke-color="#ffffff" draw:fill-color="#00cc33" draw:textarea-vertical-align="middle" draw:auto-grow-height="false" fo:min-height="1.617cm" fo:min-width="3.392cm"/>
    </style:style>
    <style:style style:name="gr29" style:family="graphic" style:parent-style-name="standard">
      <style:graphic-properties svg:stroke-color="#ffffff" draw:fill-color="#00cc33" draw:textarea-vertical-align="middle" draw:auto-grow-height="false" fo:min-height="4.862cm" fo:min-width="21.1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="none" draw:fill-color="#ffffff"/>
      <style:text-properties fo:color="#ff0000" fo:font-size="14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fo:color="#0000ff"/>
    </style:style>
    <style:style style:name="P14" style:family="paragraph">
      <loext:graphic-properties draw:fill="none" draw:fill-color="#ffffff"/>
      <style:text-properties fo:color="#0000ff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333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00cc33"/>
      <style:paragraph-properties fo:text-align="center"/>
    </style:style>
    <style:style style:name="P18" style:family="paragraph">
      <style:text-properties fo:font-size="28pt"/>
    </style:style>
    <style:style style:name="P19" style:family="paragraph">
      <loext:graphic-properties draw:fill="none" draw:fill-color="#ffffff"/>
      <style:text-properties fo:font-size="2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ff" fo:font-size="16pt" style:font-size-asian="16pt" style:font-size-complex="16pt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color="#3333ff" fo:font-size="16pt" style:font-size-asian="16pt" style:font-size-complex="16pt"/>
    </style:style>
    <style:style style:name="T8" style:family="text">
      <style:text-properties fo:color="#3333ff" fo:font-size="10.5pt" style:font-size-asian="10.5pt" style:font-size-complex="10.5pt"/>
    </style:style>
    <style:style style:name="T9" style:family="text">
      <style:text-properties fo:color="#3333ff" style:text-position="-33% 58%" fo:font-size="16pt" style:font-size-asian="16pt" style:font-size-complex="16pt"/>
    </style:style>
    <style:style style:name="T10" style:family="text">
      <style:text-properties fo:color="#0000ff"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094cm" svg:height="0.962cm" svg:x="2.032cm" svg:y="17.58cm">
          <draw:text-box>
            <text:p>Z<text:span text:style-name="T1">0</text:span></text:p>
          </draw:text-box>
        </draw:frame>
        <draw:custom-shape draw:style-name="gr2" draw:text-style-name="P2" xml:id="id2" draw:id="id2" draw:layer="layout" svg:width="0.949cm" svg:height="0.762cm" draw:transform="skewX (1.02590453432227) translate (5.575cm 12.95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2.024cm" draw:transform="rotate (1.5707963267949) translate (8.636cm 9.90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2.024cm" draw:transform="rotate (1.5707963267949) translate (18.034cm 9.96cm)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524cm" svg:x1="3.556cm" svg:y1="16.002cm" svg:x2="4.946cm" svg:y2="13.335cm" draw:start-shape="id1" draw:start-glue-point="0" draw:end-shape="id2" draw:end-glue-point="3" svg:d="M3556 16002v-2667h1390" svg:viewBox="0 0 1391 2668">
          <text:p/>
        </draw:connector>
        <draw:line draw:style-name="gr5" draw:text-style-name="P4" draw:layer="layout" svg:x1="5.334cm" svg:y1="13.362cm" svg:x2="5.334cm" svg:y2="7.774cm">
          <text:p/>
        </draw:line>
        <draw:line draw:style-name="gr5" draw:text-style-name="P4" draw:layer="layout" svg:x1="5.334cm" svg:y1="7.62cm" svg:x2="8.636cm" svg:y2="9.652cm">
          <text:p/>
        </draw:line>
        <draw:line draw:style-name="gr5" draw:text-style-name="P4" draw:layer="layout" svg:x1="10.66cm" svg:y1="9.652cm" svg:x2="18.034cm" svg:y2="9.652cm">
          <text:p/>
        </draw:line>
        <draw:custom-shape draw:style-name="gr2" draw:text-style-name="P2" draw:layer="layout" svg:width="0.949cm" svg:height="0.762cm" draw:transform="skewX (1.02590453432227) translate (14.645cm 9.2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9cm" svg:height="0.762cm" draw:transform="skewX (1.02590453432227) translate (5.575cm 7.366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0.058cm" svg:y1="9.652cm" svg:x2="21.125cm" svg:y2="9.652cm">
          <text:p/>
        </draw:line>
        <draw:line draw:style-name="gr5" draw:text-style-name="P4" draw:layer="layout" svg:x1="21.59cm" svg:y1="9.398cm" svg:x2="20.743cm" svg:y2="9.906cm">
          <text:p/>
        </draw:line>
        <draw:line draw:style-name="gr5" draw:text-style-name="P4" draw:layer="layout" svg:x1="20.743cm" svg:y1="9.906cm" svg:x2="21.59cm" svg:y2="9.906cm">
          <text:p/>
        </draw:line>
        <draw:line draw:style-name="gr5" draw:text-style-name="P4" draw:layer="layout" svg:x1="21.565cm" svg:y1="9.398cm" svg:x2="22.412cm" svg:y2="9.398cm">
          <text:p/>
        </draw:line>
        <draw:line draw:style-name="gr5" draw:text-style-name="P4" draw:layer="layout" svg:x1="3.556cm" svg:y1="18.542cm" svg:x2="3.556cm" svg:y2="17.526cm">
          <text:p/>
        </draw:line>
        <draw:custom-shape draw:style-name="gr6" draw:text-style-name="P2" xml:id="id1" draw:id="id1" draw:layer="layout" svg:width="1.016cm" svg:height="1.778cm" svg:x="3.048cm" svg:y="16.00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894cm" svg:y1="18.542cm" svg:x2="4.164cm" svg:y2="18.542cm">
          <text:p/>
        </draw:line>
        <draw:line draw:style-name="gr7" draw:text-style-name="P4" draw:layer="layout" svg:x1="3.556cm" svg:y1="18.542cm" svg:x2="3.556cm" svg:y2="17.272cm">
          <text:p/>
        </draw:line>
        <draw:line draw:style-name="gr7" draw:text-style-name="P4" draw:layer="layout" svg:x1="3.556cm" svg:y1="18.543cm" svg:x2="5.08cm" svg:y2="18.543cm">
          <text:p/>
        </draw:line>
        <draw:frame draw:style-name="gr1" draw:text-style-name="P6" draw:layer="layout" svg:width="1.094cm" svg:height="0.962cm" svg:x="2.032cm" svg:y="17.58cm">
          <draw:text-box>
            <text:p text:style-name="P5">Z<text:span text:style-name="T1">0</text:span></text:p>
          </draw:text-box>
        </draw:frame>
        <draw:frame draw:style-name="gr8" draw:text-style-name="P6" draw:layer="layout" svg:width="1.524cm" svg:height="1.373cm" svg:x="5.08cm" svg:y="17.834cm">
          <draw:text-box>
            <text:p text:style-name="P5">X<text:span text:style-name="T1">0</text:span></text:p>
          </draw:text-box>
        </draw:frame>
        <draw:line draw:style-name="gr7" draw:text-style-name="P4" draw:layer="layout" svg:x1="3.556cm" svg:y1="18.543cm" svg:x2="3.556cm" svg:y2="17.273cm">
          <text:p/>
        </draw:line>
        <draw:line draw:style-name="gr7" draw:text-style-name="P4" draw:layer="layout" svg:x1="3.556cm" svg:y1="13.462cm" svg:x2="3.556cm" svg:y2="9.906cm">
          <text:p/>
        </draw:line>
        <draw:line draw:style-name="gr7" draw:text-style-name="P4" draw:layer="layout" svg:x1="5.334cm" svg:y1="13.262cm" svg:x2="9.398cm" svg:y2="13.262cm">
          <text:p/>
        </draw:line>
        <draw:frame draw:style-name="gr9" draw:text-style-name="P7" draw:layer="layout" svg:width="1.277cm" svg:height="0.816cm" svg:x="4.057cm" svg:y="16.31cm">
          <draw:text-box>
            <text:p><text:span text:style-name="T2">(1)</text:span></text:p>
          </draw:text-box>
        </draw:frame>
        <draw:frame draw:style-name="gr10" draw:text-style-name="P7" draw:layer="layout" svg:width="1.149cm" svg:height="0.806cm" svg:x="4.947cm" svg:y="13.716cm">
          <draw:text-box>
            <text:p><text:span text:style-name="T2">(2)</text:span></text:p>
          </draw:text-box>
        </draw:frame>
        <draw:frame draw:style-name="gr10" draw:text-style-name="P7" draw:layer="layout" svg:width="1.149cm" svg:height="0.806cm" svg:x="4.084cm" svg:y="6.978cm">
          <draw:text-box>
            <text:p><text:span text:style-name="T2">(3)</text:span></text:p>
          </draw:text-box>
        </draw:frame>
        <draw:frame draw:style-name="gr10" draw:text-style-name="P7" draw:layer="layout" svg:width="1.149cm" svg:height="0.806cm" svg:x="9.011cm" svg:y="10.116cm">
          <draw:text-box>
            <text:p><text:span text:style-name="T2">(4)</text:span></text:p>
          </draw:text-box>
        </draw:frame>
        <draw:frame draw:style-name="gr10" draw:text-style-name="P7" draw:layer="layout" svg:width="1.149cm" svg:height="0.806cm" svg:x="9.012cm" svg:y="10.116cm">
          <draw:text-box>
            <text:p><text:span text:style-name="T2">(4)</text:span></text:p>
          </draw:text-box>
        </draw:frame>
        <draw:frame draw:style-name="gr10" draw:text-style-name="P7" draw:layer="layout" svg:width="1.149cm" svg:height="0.806cm" svg:x="13.329cm" svg:y="10.16cm">
          <draw:text-box>
            <text:p><text:span text:style-name="T2">(5)</text:span></text:p>
          </draw:text-box>
        </draw:frame>
        <draw:frame draw:style-name="gr10" draw:text-style-name="P7" draw:layer="layout" svg:width="1.149cm" svg:height="0.806cm" svg:x="18.409cm" svg:y="10.16cm">
          <draw:text-box>
            <text:p><text:span text:style-name="T2">(6)</text:span></text:p>
          </draw:text-box>
        </draw:frame>
        <draw:frame draw:style-name="gr10" draw:text-style-name="P7" draw:layer="layout" svg:width="1.149cm" svg:height="0.806cm" svg:x="2.407cm" svg:y="12.91cm">
          <draw:text-box>
            <text:p><text:span text:style-name="T2">O</text:span><text:span text:style-name="T3">1</text:span></text:p>
          </draw:text-box>
        </draw:frame>
        <draw:frame draw:style-name="gr10" draw:text-style-name="P8" draw:layer="layout" svg:width="1.149cm" svg:height="0.806cm" svg:x="4.318cm" svg:y="12.446cm">
          <draw:text-box>
            <text:p text:style-name="P5"><text:span text:style-name="T2">O</text:span><text:span text:style-name="T3">2</text:span></text:p>
          </draw:text-box>
        </draw:frame>
        <draw:frame draw:style-name="gr10" draw:text-style-name="P8" draw:layer="layout" svg:width="1.149cm" svg:height="0.806cm" svg:x="4.318cm" svg:y="8.084cm">
          <draw:text-box>
            <text:p text:style-name="P5"><text:span text:style-name="T2">O</text:span><text:span text:style-name="T3">3</text:span></text:p>
          </draw:text-box>
        </draw:frame>
        <draw:frame draw:style-name="gr11" draw:text-style-name="P7" draw:layer="layout" svg:width="2.165cm" svg:height="1.2cm" svg:x="14.345cm" svg:y="10.031cm">
          <draw:text-box>
            <text:p><text:span text:style-name="T2">O</text:span><text:span text:style-name="T3">4</text:span><text:span text:style-name="T3">,5,6</text:span></text:p>
          </draw:text-box>
        </draw:frame>
        <draw:line draw:style-name="gr7" draw:text-style-name="P4" draw:layer="layout" svg:x1="5.334cm" svg:y1="13.262cm" svg:x2="7.62cm" svg:y2="11.738cm">
          <text:p/>
        </draw:line>
        <draw:line draw:style-name="gr7" draw:text-style-name="P4" draw:layer="layout" svg:x1="5.334cm" svg:y1="7.774cm" svg:x2="7.62cm" svg:y2="6.25cm">
          <text:p/>
        </draw:line>
        <draw:line draw:style-name="gr7" draw:text-style-name="P4" draw:layer="layout" svg:x1="5.334cm" svg:y1="7.774cm" svg:x2="5.334cm" svg:y2="5.588cm">
          <text:p/>
        </draw:line>
        <draw:line draw:style-name="gr7" draw:text-style-name="P4" draw:layer="layout" svg:x1="14.478cm" svg:y1="9.652cm" svg:x2="17.018cm" svg:y2="9.652cm">
          <text:p/>
        </draw:line>
        <draw:line draw:style-name="gr7" draw:text-style-name="P4" draw:layer="layout" svg:x1="14.478cm" svg:y1="9.652cm" svg:x2="14.478cm" svg:y2="7.466cm">
          <text:p/>
        </draw:line>
        <draw:line draw:style-name="gr7" draw:text-style-name="P4" draw:layer="layout" svg:x1="14.478cm" svg:y1="9.652cm" svg:x2="16.764cm" svg:y2="8.128cm">
          <text:p/>
        </draw:line>
        <draw:line draw:style-name="gr7" draw:text-style-name="P4" draw:layer="layout" svg:x1="21.082cm" svg:y1="9.652cm" svg:x2="23.622cm" svg:y2="9.652cm">
          <text:p/>
        </draw:line>
        <draw:line draw:style-name="gr7" draw:text-style-name="P4" draw:layer="layout" svg:x1="21.125cm" svg:y1="9.652cm" svg:x2="21.125cm" svg:y2="7.466cm">
          <text:p/>
        </draw:line>
        <draw:frame draw:style-name="gr12" draw:text-style-name="P7" draw:layer="layout" svg:width="2.165cm" svg:height="1.778cm" svg:x="20.187cm" svg:y="8.89cm">
          <draw:text-box>
            <text:p><text:span text:style-name="T2">O</text:span><text:span text:style-name="T3">G</text:span></text:p>
          </draw:text-box>
        </draw:frame>
        <draw:frame draw:style-name="gr1" draw:text-style-name="P1" draw:layer="layout" svg:width="1.094cm" svg:height="0.962cm" svg:x="2.462cm" svg:y="9.398cm">
          <draw:text-box>
            <text:p>Z<text:span text:style-name="T1">1</text:span></text:p>
          </draw:text-box>
        </draw:frame>
        <draw:frame draw:style-name="gr1" draw:text-style-name="P1" draw:layer="layout" svg:width="1.094cm" svg:height="0.962cm" svg:x="6.304cm" svg:y="11.176cm">
          <draw:text-box>
            <text:p>Z<text:span text:style-name="T1">2</text:span></text:p>
          </draw:text-box>
        </draw:frame>
        <draw:frame draw:style-name="gr8" draw:text-style-name="P1" draw:layer="layout" svg:width="1.27cm" svg:height="1.373cm" svg:x="8.844cm" svg:y="13.262cm">
          <draw:text-box>
            <text:p>X<text:span text:style-name="T1">1</text:span></text:p>
          </draw:text-box>
        </draw:frame>
        <draw:frame draw:style-name="gr1" draw:text-style-name="P6" draw:layer="layout" svg:width="1.094cm" svg:height="0.962cm" svg:x="7.366cm" svg:y="5.896cm">
          <draw:text-box>
            <text:p text:style-name="P5">Z<text:span text:style-name="T1">3</text:span></text:p>
          </draw:text-box>
        </draw:frame>
        <draw:frame draw:style-name="gr1" draw:text-style-name="P1" draw:layer="layout" svg:width="1.094cm" svg:height="0.962cm" svg:x="16.764cm" svg:y="7.62cm">
          <draw:text-box>
            <text:p>Z<text:span text:style-name="T1">5</text:span></text:p>
          </draw:text-box>
        </draw:frame>
        <draw:frame draw:style-name="gr1" draw:text-style-name="P6" draw:layer="layout" svg:width="1.094cm" svg:height="0.962cm" svg:x="2.462cm" svg:y="9.398cm">
          <draw:text-box>
            <text:p text:style-name="P5">Z<text:span text:style-name="T1">1</text:span></text:p>
          </draw:text-box>
        </draw:frame>
        <draw:frame draw:style-name="gr13" draw:text-style-name="P1" draw:layer="layout" svg:width="2.286cm" svg:height="1.784cm" svg:x="13.716cm" svg:y="6.598cm">
          <draw:text-box>
            <text:p>X<text:span text:style-name="T1">4,5</text:span><text:span text:style-name="T1">,6</text:span></text:p>
          </draw:text-box>
        </draw:frame>
        <draw:frame draw:style-name="gr8" draw:text-style-name="P1" draw:layer="layout" svg:width="2.032cm" svg:height="1.373cm" svg:x="23.368cm" svg:y="9.452cm">
          <draw:text-box>
            <text:p>Z<text:span text:style-name="T1">4</text:span><text:span text:style-name="T1">,6,</text:span><text:span text:style-name="T1">G</text:span></text:p>
          </draw:text-box>
        </draw:frame>
        <draw:frame draw:style-name="gr13" draw:text-style-name="P1" draw:layer="layout" svg:width="2.286cm" svg:height="1.784cm" svg:x="20.574cm" svg:y="6.598cm">
          <draw:text-box>
            <text:p>X<text:span text:style-name="T1">G</text:span></text:p>
          </draw:text-box>
        </draw:frame>
        <draw:custom-shape draw:style-name="gr14" draw:text-style-name="P9" draw:layer="layout" svg:width="0.254cm" svg:height="0.254cm" svg:x="3.39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5.18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5.2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14.324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21.028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149cm" svg:height="0.806cm" svg:x="3.015cm" svg:y="18.752cm">
          <draw:text-box>
            <text:p text:style-name="P5"><text:span text:style-name="T2">O</text:span><text:span text:style-name="T3">0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.094cm" svg:height="0.962cm" svg:x="2.032cm" svg:y="17.58cm">
          <draw:text-box>
            <text:p>Z<text:span text:style-name="T1">0</text:span></text:p>
          </draw:text-box>
        </draw:frame>
        <draw:custom-shape draw:style-name="gr2" draw:text-style-name="P2" xml:id="id4" draw:id="id4" draw:layer="layout" svg:width="0.949cm" svg:height="0.762cm" draw:transform="skewX (1.02590453432227) translate (5.575cm 12.95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2.024cm" draw:transform="rotate (1.5707963267949) translate (8.636cm 9.90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2.024cm" draw:transform="rotate (1.5707963267949) translate (18.034cm 9.96cm)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524cm" svg:x1="3.556cm" svg:y1="16.002cm" svg:x2="4.946cm" svg:y2="13.335cm" draw:start-shape="id3" draw:start-glue-point="0" draw:end-shape="id4" draw:end-glue-point="3" svg:d="M3556 16002v-2667h1390" svg:viewBox="0 0 1391 2668">
          <text:p/>
        </draw:connector>
        <draw:line draw:style-name="gr5" draw:text-style-name="P4" draw:layer="layout" svg:x1="5.334cm" svg:y1="13.362cm" svg:x2="5.334cm" svg:y2="7.774cm">
          <text:p/>
        </draw:line>
        <draw:line draw:style-name="gr5" draw:text-style-name="P4" draw:layer="layout" svg:x1="5.334cm" svg:y1="7.62cm" svg:x2="8.636cm" svg:y2="9.652cm">
          <text:p/>
        </draw:line>
        <draw:line draw:style-name="gr5" draw:text-style-name="P4" draw:layer="layout" svg:x1="10.66cm" svg:y1="9.652cm" svg:x2="18.034cm" svg:y2="9.652cm">
          <text:p/>
        </draw:line>
        <draw:custom-shape draw:style-name="gr2" draw:text-style-name="P2" draw:layer="layout" svg:width="0.949cm" svg:height="0.762cm" draw:transform="skewX (1.02590453432227) translate (14.645cm 9.2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9cm" svg:height="0.762cm" draw:transform="skewX (1.02590453432227) translate (5.575cm 7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20.058cm" svg:y1="9.652cm" svg:x2="21.125cm" svg:y2="9.652cm">
          <text:p/>
        </draw:line>
        <draw:line draw:style-name="gr5" draw:text-style-name="P4" draw:layer="layout" svg:x1="21.59cm" svg:y1="9.398cm" svg:x2="20.743cm" svg:y2="9.906cm">
          <text:p/>
        </draw:line>
        <draw:line draw:style-name="gr5" draw:text-style-name="P4" draw:layer="layout" svg:x1="20.743cm" svg:y1="9.906cm" svg:x2="21.59cm" svg:y2="9.906cm">
          <text:p/>
        </draw:line>
        <draw:line draw:style-name="gr5" draw:text-style-name="P4" draw:layer="layout" svg:x1="21.565cm" svg:y1="9.398cm" svg:x2="22.412cm" svg:y2="9.398cm">
          <text:p/>
        </draw:line>
        <draw:line draw:style-name="gr5" draw:text-style-name="P4" draw:layer="layout" svg:x1="3.556cm" svg:y1="18.542cm" svg:x2="3.556cm" svg:y2="17.526cm">
          <text:p/>
        </draw:line>
        <draw:custom-shape draw:style-name="gr6" draw:text-style-name="P2" xml:id="id3" draw:id="id3" draw:layer="layout" svg:width="1.016cm" svg:height="1.778cm" svg:x="3.048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2.894cm" svg:y1="18.542cm" svg:x2="4.164cm" svg:y2="18.542cm">
          <text:p/>
        </draw:line>
        <draw:line draw:style-name="gr7" draw:text-style-name="P4" draw:layer="layout" svg:x1="3.556cm" svg:y1="18.542cm" svg:x2="3.556cm" svg:y2="17.272cm">
          <text:p/>
        </draw:line>
        <draw:line draw:style-name="gr7" draw:text-style-name="P4" draw:layer="layout" svg:x1="3.556cm" svg:y1="18.543cm" svg:x2="5.08cm" svg:y2="18.543cm">
          <text:p/>
        </draw:line>
        <draw:frame draw:style-name="gr1" draw:text-style-name="P6" draw:layer="layout" svg:width="1.094cm" svg:height="0.962cm" svg:x="2.032cm" svg:y="17.58cm">
          <draw:text-box>
            <text:p text:style-name="P5">Z<text:span text:style-name="T1">0</text:span></text:p>
          </draw:text-box>
        </draw:frame>
        <draw:frame draw:style-name="gr8" draw:text-style-name="P6" draw:layer="layout" svg:width="1.524cm" svg:height="1.373cm" svg:x="5.08cm" svg:y="17.834cm">
          <draw:text-box>
            <text:p text:style-name="P5">X<text:span text:style-name="T1">0</text:span></text:p>
          </draw:text-box>
        </draw:frame>
        <draw:line draw:style-name="gr7" draw:text-style-name="P4" draw:layer="layout" svg:x1="3.556cm" svg:y1="18.543cm" svg:x2="3.556cm" svg:y2="17.273cm">
          <text:p/>
        </draw:line>
        <draw:line draw:style-name="gr7" draw:text-style-name="P4" draw:layer="layout" svg:x1="3.556cm" svg:y1="13.462cm" svg:x2="3.556cm" svg:y2="9.906cm">
          <text:p/>
        </draw:line>
        <draw:line draw:style-name="gr7" draw:text-style-name="P4" draw:layer="layout" svg:x1="5.334cm" svg:y1="13.262cm" svg:x2="9.398cm" svg:y2="13.262cm">
          <text:p/>
        </draw:line>
        <draw:frame draw:style-name="gr9" draw:text-style-name="P7" draw:layer="layout" svg:width="1.277cm" svg:height="0.816cm" svg:x="4.057cm" svg:y="16.31cm">
          <draw:text-box>
            <text:p><text:span text:style-name="T2">(1)</text:span></text:p>
          </draw:text-box>
        </draw:frame>
        <draw:frame draw:style-name="gr10" draw:text-style-name="P7" draw:layer="layout" svg:width="1.149cm" svg:height="0.806cm" svg:x="5.434cm" svg:y="13.262cm">
          <draw:text-box>
            <text:p><text:span text:style-name="T2">(2)</text:span></text:p>
          </draw:text-box>
        </draw:frame>
        <draw:frame draw:style-name="gr10" draw:text-style-name="P7" draw:layer="layout" svg:width="1.149cm" svg:height="0.806cm" svg:x="4.084cm" svg:y="6.978cm">
          <draw:text-box>
            <text:p><text:span text:style-name="T2">(3)</text:span></text:p>
          </draw:text-box>
        </draw:frame>
        <draw:frame draw:style-name="gr10" draw:text-style-name="P7" draw:layer="layout" svg:width="1.149cm" svg:height="0.806cm" svg:x="9.011cm" svg:y="10.116cm">
          <draw:text-box>
            <text:p><text:span text:style-name="T2">(4)</text:span></text:p>
          </draw:text-box>
        </draw:frame>
        <draw:frame draw:style-name="gr10" draw:text-style-name="P7" draw:layer="layout" svg:width="1.149cm" svg:height="0.806cm" svg:x="9.012cm" svg:y="10.116cm">
          <draw:text-box>
            <text:p><text:span text:style-name="T2">(4)</text:span></text:p>
          </draw:text-box>
        </draw:frame>
        <draw:frame draw:style-name="gr10" draw:text-style-name="P7" draw:layer="layout" svg:width="1.149cm" svg:height="0.806cm" svg:x="13.329cm" svg:y="10.16cm">
          <draw:text-box>
            <text:p><text:span text:style-name="T2">(5)</text:span></text:p>
          </draw:text-box>
        </draw:frame>
        <draw:frame draw:style-name="gr10" draw:text-style-name="P7" draw:layer="layout" svg:width="1.149cm" svg:height="0.806cm" svg:x="18.409cm" svg:y="10.16cm">
          <draw:text-box>
            <text:p><text:span text:style-name="T2">(6)</text:span></text:p>
          </draw:text-box>
        </draw:frame>
        <draw:frame draw:style-name="gr10" draw:text-style-name="P7" draw:layer="layout" svg:width="1.149cm" svg:height="0.806cm" svg:x="2.407cm" svg:y="12.91cm">
          <draw:text-box>
            <text:p><text:span text:style-name="T2">O</text:span><text:span text:style-name="T3">1</text:span></text:p>
          </draw:text-box>
        </draw:frame>
        <draw:frame draw:style-name="gr10" draw:text-style-name="P8" draw:layer="layout" svg:width="1.149cm" svg:height="0.806cm" svg:x="4.318cm" svg:y="12.446cm">
          <draw:text-box>
            <text:p text:style-name="P5"><text:span text:style-name="T2">O</text:span><text:span text:style-name="T3">2</text:span></text:p>
          </draw:text-box>
        </draw:frame>
        <draw:frame draw:style-name="gr10" draw:text-style-name="P8" draw:layer="layout" svg:width="1.149cm" svg:height="0.806cm" svg:x="4.318cm" svg:y="8.084cm">
          <draw:text-box>
            <text:p text:style-name="P5"><text:span text:style-name="T2">O</text:span><text:span text:style-name="T3">3</text:span></text:p>
          </draw:text-box>
        </draw:frame>
        <draw:frame draw:style-name="gr11" draw:text-style-name="P7" draw:layer="layout" svg:width="2.165cm" svg:height="1.2cm" svg:x="14.345cm" svg:y="10.031cm">
          <draw:text-box>
            <text:p><text:span text:style-name="T2">O</text:span><text:span text:style-name="T3">4</text:span><text:span text:style-name="T3">,5,6</text:span></text:p>
          </draw:text-box>
        </draw:frame>
        <draw:line draw:style-name="gr7" draw:text-style-name="P4" draw:layer="layout" svg:x1="5.334cm" svg:y1="13.262cm" svg:x2="7.62cm" svg:y2="11.738cm">
          <text:p/>
        </draw:line>
        <draw:line draw:style-name="gr7" draw:text-style-name="P4" draw:layer="layout" svg:x1="5.334cm" svg:y1="7.774cm" svg:x2="7.62cm" svg:y2="6.25cm">
          <text:p/>
        </draw:line>
        <draw:line draw:style-name="gr7" draw:text-style-name="P4" draw:layer="layout" svg:x1="5.334cm" svg:y1="7.774cm" svg:x2="5.334cm" svg:y2="5.588cm">
          <text:p/>
        </draw:line>
        <draw:line draw:style-name="gr7" draw:text-style-name="P4" draw:layer="layout" svg:x1="14.478cm" svg:y1="9.652cm" svg:x2="17.018cm" svg:y2="9.652cm">
          <text:p/>
        </draw:line>
        <draw:line draw:style-name="gr7" draw:text-style-name="P4" draw:layer="layout" svg:x1="14.478cm" svg:y1="9.652cm" svg:x2="14.478cm" svg:y2="7.466cm">
          <text:p/>
        </draw:line>
        <draw:line draw:style-name="gr7" draw:text-style-name="P4" draw:layer="layout" svg:x1="14.478cm" svg:y1="9.652cm" svg:x2="16.764cm" svg:y2="8.128cm">
          <text:p/>
        </draw:line>
        <draw:line draw:style-name="gr7" draw:text-style-name="P4" draw:layer="layout" svg:x1="21.082cm" svg:y1="9.652cm" svg:x2="23.622cm" svg:y2="9.652cm">
          <text:p/>
        </draw:line>
        <draw:line draw:style-name="gr7" draw:text-style-name="P4" draw:layer="layout" svg:x1="21.125cm" svg:y1="9.652cm" svg:x2="21.125cm" svg:y2="7.466cm">
          <text:p/>
        </draw:line>
        <draw:frame draw:style-name="gr12" draw:text-style-name="P7" draw:layer="layout" svg:width="2.165cm" svg:height="1.778cm" svg:x="20.187cm" svg:y="8.89cm">
          <draw:text-box>
            <text:p><text:span text:style-name="T2">O</text:span><text:span text:style-name="T3">G</text:span></text:p>
          </draw:text-box>
        </draw:frame>
        <draw:frame draw:style-name="gr1" draw:text-style-name="P1" draw:layer="layout" svg:width="1.094cm" svg:height="0.962cm" svg:x="2.462cm" svg:y="9.398cm">
          <draw:text-box>
            <text:p>Z<text:span text:style-name="T1">1</text:span></text:p>
          </draw:text-box>
        </draw:frame>
        <draw:frame draw:style-name="gr1" draw:text-style-name="P1" draw:layer="layout" svg:width="1.094cm" svg:height="0.962cm" svg:x="6.304cm" svg:y="11.176cm">
          <draw:text-box>
            <text:p>Z<text:span text:style-name="T1">2</text:span></text:p>
          </draw:text-box>
        </draw:frame>
        <draw:frame draw:style-name="gr8" draw:text-style-name="P1" draw:layer="layout" svg:width="1.27cm" svg:height="1.373cm" svg:x="8.844cm" svg:y="13.262cm">
          <draw:text-box>
            <text:p>X<text:span text:style-name="T1">1</text:span></text:p>
          </draw:text-box>
        </draw:frame>
        <draw:frame draw:style-name="gr1" draw:text-style-name="P6" draw:layer="layout" svg:width="1.094cm" svg:height="0.962cm" svg:x="7.366cm" svg:y="5.896cm">
          <draw:text-box>
            <text:p text:style-name="P5">Z<text:span text:style-name="T1">3</text:span></text:p>
          </draw:text-box>
        </draw:frame>
        <draw:frame draw:style-name="gr1" draw:text-style-name="P1" draw:layer="layout" svg:width="1.094cm" svg:height="0.962cm" svg:x="16.764cm" svg:y="7.62cm">
          <draw:text-box>
            <text:p>Z<text:span text:style-name="T1">5</text:span></text:p>
          </draw:text-box>
        </draw:frame>
        <draw:frame draw:style-name="gr1" draw:text-style-name="P6" draw:layer="layout" svg:width="1.094cm" svg:height="0.962cm" svg:x="2.462cm" svg:y="9.398cm">
          <draw:text-box>
            <text:p text:style-name="P5">Z<text:span text:style-name="T1">1</text:span></text:p>
          </draw:text-box>
        </draw:frame>
        <draw:frame draw:style-name="gr13" draw:text-style-name="P1" draw:layer="layout" svg:width="2.286cm" svg:height="1.784cm" svg:x="13.716cm" svg:y="6.598cm">
          <draw:text-box>
            <text:p>X<text:span text:style-name="T1">4,5</text:span><text:span text:style-name="T1">,6</text:span></text:p>
          </draw:text-box>
        </draw:frame>
        <draw:frame draw:style-name="gr8" draw:text-style-name="P1" draw:layer="layout" svg:width="2.032cm" svg:height="1.373cm" svg:x="23.368cm" svg:y="9.452cm">
          <draw:text-box>
            <text:p>Z<text:span text:style-name="T1">4</text:span><text:span text:style-name="T1">,6,</text:span><text:span text:style-name="T1">G</text:span></text:p>
          </draw:text-box>
        </draw:frame>
        <draw:frame draw:style-name="gr13" draw:text-style-name="P1" draw:layer="layout" svg:width="2.286cm" svg:height="1.784cm" svg:x="20.574cm" svg:y="6.598cm">
          <draw:text-box>
            <text:p>X<text:span text:style-name="T1">G</text:span></text:p>
          </draw:text-box>
        </draw:frame>
        <draw:custom-shape draw:style-name="gr14" draw:text-style-name="P9" draw:layer="layout" svg:width="0.254cm" svg:height="0.254cm" svg:x="3.394cm" svg:y="13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9" draw:layer="layout" svg:width="0.254cm" svg:height="0.254cm" svg:x="5.18cm" svg:y="13.1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9" draw:layer="layout" svg:width="0.254cm" svg:height="0.254cm" svg:x="5.233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9" draw:layer="layout" svg:width="0.254cm" svg:height="0.254cm" svg:x="14.324cm" svg:y="9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9" draw:layer="layout" svg:width="0.254cm" svg:height="0.254cm" svg:x="21.028cm" svg:y="9.5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8" draw:layer="layout" svg:width="1.149cm" svg:height="0.806cm" svg:x="3.015cm" svg:y="18.752cm">
          <draw:text-box>
            <text:p text:style-name="P5"><text:span text:style-name="T2">O</text:span><text:span text:style-name="T3">0</text:span></text:p>
          </draw:text-box>
        </draw:frame>
        <draw:measure draw:style-name="gr16" draw:text-style-name="P11" draw:layer="measurelines" svg:x1="3.555cm" svg:y1="13.347cm" svg:x2="3.555cm" svg:y2="7.632cm">
          <text:p text:style-name="P11"><text:measure text:kind="gap"/><text:measure text:kind="value">2.25</text:measure> <text:measure text:kind="unit">"</text:measure><text:measure text:kind="gap"/></text:p>
        </draw:measure>
        <draw:custom-shape draw:style-name="gr17" draw:text-style-name="P12" draw:layer="layout" svg:width="0.508cm" svg:height="1.524cm" svg:x="1.37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4" draw:layer="layout" svg:width="1.031cm" svg:height="0.962cm" svg:x="1.016cm" svg:y="9.906cm">
          <draw:text-box>
            <text:p text:style-name="P13">a<text:span text:style-name="T4">2</text:span></text:p>
          </draw:text-box>
        </draw:frame>
        <draw:measure draw:style-name="gr19" draw:text-style-name="P11" draw:layer="measurelines" svg:x1="3.556cm" svg:y1="13.347cm" svg:x2="5.323cm" svg:y2="13.362cm">
          <text:p text:style-name="P11"><text:measure text:kind="gap"/><text:measure text:kind="value">0.7</text:measure> <text:measure text:kind="unit">"</text:measure><text:measure text:kind="gap"/></text:p>
        </draw:measure>
        <draw:custom-shape draw:style-name="gr20" draw:text-style-name="P12" draw:layer="layout" svg:width="1.136cm" svg:height="0.352cm" svg:x="3.81cm" svg:y="15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4" draw:layer="layout" svg:width="1.031cm" svg:height="0.962cm" svg:x="3.915cm" svg:y="15.04cm">
          <draw:text-box>
            <text:p text:style-name="P13">a<text:span text:style-name="T4">1</text:span></text:p>
          </draw:text-box>
        </draw:frame>
        <draw:measure draw:style-name="gr22" draw:text-style-name="P15" draw:layer="measurelines" svg:x1="5.322cm" svg:y1="13.362cm" svg:x2="5.334cm" svg:y2="18.542cm">
          <text:p text:style-name="P15"><text:span text:style-name="T5">d</text:span><text:span text:style-name="T6">1</text:span><text:span text:style-name="T1"><text:measure text:kind="gap"/></text:span></text:p>
        </draw:measure>
        <draw:measure draw:style-name="gr23" draw:text-style-name="P11" draw:layer="measurelines" svg:x1="5.334cm" svg:y1="5.588cm" svg:x2="14.478cm" svg:y2="5.588cm">
          <text:p text:style-name="P11"><text:span text:style-name="T7"><text:measure text:kind="gap"/></text:span><text:span text:style-name="T7">d</text:span><text:span text:style-name="T8">4</text:span><text:span text:style-name="T7"><text:measure text:kind="gap"/></text:span></text:p>
        </draw:measure>
        <draw:measure draw:style-name="gr24" draw:text-style-name="P16" draw:layer="measurelines" svg:x1="14.478cm" svg:y1="4.572cm" svg:x2="21.082cm" svg:y2="4.572cm">
          <text:p text:style-name="P16"><text:span text:style-name="T7">d</text:span><text:span text:style-name="T9">G</text:span></text:p>
        </draw:measure>
        <draw:measure draw:style-name="gr25" draw:text-style-name="P15" draw:layer="measurelines" svg:x1="5.334cm" svg:y1="9.906cm" svg:x2="5.334cm" svg:y2="7.774cm">
          <text:p text:style-name="P15"><text:span text:style-name="T5">a</text:span><text:span text:style-name="T10">3</text:span></text:p>
        </draw:measur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.094cm" svg:height="0.962cm" svg:x="4.732cm" svg:y="17.58cm">
          <draw:text-box>
            <text:p>Z<text:span text:style-name="T1">0</text:span></text:p>
          </draw:text-box>
        </draw:frame>
        <draw:custom-shape draw:style-name="gr2" draw:text-style-name="P2" xml:id="id6" draw:id="id6" draw:layer="layout" svg:width="0.949cm" svg:height="0.762cm" draw:transform="skewX (1.02590453432227) translate (8.275cm 12.95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2.024cm" draw:transform="rotate (1.5707963267949) translate (11.336cm 9.90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2.024cm" draw:transform="rotate (1.5707963267949) translate (20.734cm 9.96cm)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1.524cm" svg:x1="6.256cm" svg:y1="16.002cm" svg:x2="7.646cm" svg:y2="13.335cm" draw:start-shape="id5" draw:start-glue-point="0" draw:end-shape="id6" draw:end-glue-point="3" svg:d="M6256 16002v-2667h1390" svg:viewBox="0 0 1391 2668">
          <text:p/>
        </draw:connector>
        <draw:line draw:style-name="gr5" draw:text-style-name="P4" draw:layer="layout" svg:x1="8.034cm" svg:y1="13.362cm" svg:x2="8.034cm" svg:y2="7.774cm">
          <text:p/>
        </draw:line>
        <draw:line draw:style-name="gr5" draw:text-style-name="P4" draw:layer="layout" svg:x1="8.034cm" svg:y1="7.62cm" svg:x2="11.336cm" svg:y2="9.652cm">
          <text:p/>
        </draw:line>
        <draw:line draw:style-name="gr5" draw:text-style-name="P4" draw:layer="layout" svg:x1="13.36cm" svg:y1="9.652cm" svg:x2="20.734cm" svg:y2="9.652cm">
          <text:p/>
        </draw:line>
        <draw:custom-shape draw:style-name="gr2" draw:text-style-name="P2" draw:layer="layout" svg:width="0.949cm" svg:height="0.762cm" draw:transform="skewX (1.02590453432227) translate (17.345cm 9.2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9cm" svg:height="0.762cm" draw:transform="skewX (1.02590453432227) translate (8.275cm 7.366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2.758cm" svg:y1="9.652cm" svg:x2="23.825cm" svg:y2="9.652cm">
          <text:p/>
        </draw:line>
        <draw:line draw:style-name="gr5" draw:text-style-name="P4" draw:layer="layout" svg:x1="24.29cm" svg:y1="9.398cm" svg:x2="23.443cm" svg:y2="9.906cm">
          <text:p/>
        </draw:line>
        <draw:line draw:style-name="gr5" draw:text-style-name="P4" draw:layer="layout" svg:x1="23.443cm" svg:y1="9.906cm" svg:x2="24.29cm" svg:y2="9.906cm">
          <text:p/>
        </draw:line>
        <draw:line draw:style-name="gr5" draw:text-style-name="P4" draw:layer="layout" svg:x1="24.265cm" svg:y1="9.398cm" svg:x2="25.112cm" svg:y2="9.398cm">
          <text:p/>
        </draw:line>
        <draw:line draw:style-name="gr5" draw:text-style-name="P4" draw:layer="layout" svg:x1="6.256cm" svg:y1="18.542cm" svg:x2="6.256cm" svg:y2="17.526cm">
          <text:p/>
        </draw:line>
        <draw:custom-shape draw:style-name="gr6" draw:text-style-name="P2" xml:id="id5" draw:id="id5" draw:layer="layout" svg:width="1.016cm" svg:height="1.778cm" svg:x="5.748cm" svg:y="16.00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594cm" svg:y1="18.542cm" svg:x2="6.864cm" svg:y2="18.542cm">
          <text:p/>
        </draw:line>
        <draw:line draw:style-name="gr7" draw:text-style-name="P4" draw:layer="layout" svg:x1="6.256cm" svg:y1="18.542cm" svg:x2="6.256cm" svg:y2="17.272cm">
          <text:p/>
        </draw:line>
        <draw:line draw:style-name="gr7" draw:text-style-name="P4" draw:layer="layout" svg:x1="6.256cm" svg:y1="18.543cm" svg:x2="7.78cm" svg:y2="18.543cm">
          <text:p/>
        </draw:line>
        <draw:frame draw:style-name="gr1" draw:text-style-name="P6" draw:layer="layout" svg:width="1.094cm" svg:height="0.962cm" svg:x="4.732cm" svg:y="17.58cm">
          <draw:text-box>
            <text:p text:style-name="P5">Z<text:span text:style-name="T1">0</text:span></text:p>
          </draw:text-box>
        </draw:frame>
        <draw:frame draw:style-name="gr8" draw:text-style-name="P6" draw:layer="layout" svg:width="1.524cm" svg:height="1.373cm" svg:x="7.78cm" svg:y="17.834cm">
          <draw:text-box>
            <text:p text:style-name="P5">X<text:span text:style-name="T1">0</text:span></text:p>
          </draw:text-box>
        </draw:frame>
        <draw:line draw:style-name="gr7" draw:text-style-name="P4" draw:layer="layout" svg:x1="6.256cm" svg:y1="18.543cm" svg:x2="6.256cm" svg:y2="17.273cm">
          <text:p/>
        </draw:line>
        <draw:frame draw:style-name="gr9" draw:text-style-name="P7" draw:layer="layout" svg:width="1.277cm" svg:height="0.816cm" svg:x="6.757cm" svg:y="16.31cm">
          <draw:text-box>
            <text:p><text:span text:style-name="T2">(1)</text:span></text:p>
          </draw:text-box>
        </draw:frame>
        <draw:frame draw:style-name="gr10" draw:text-style-name="P7" draw:layer="layout" svg:width="1.149cm" svg:height="0.806cm" svg:x="7.647cm" svg:y="13.716cm">
          <draw:text-box>
            <text:p><text:span text:style-name="T2">(2)</text:span></text:p>
          </draw:text-box>
        </draw:frame>
        <draw:frame draw:style-name="gr10" draw:text-style-name="P7" draw:layer="layout" svg:width="1.149cm" svg:height="0.806cm" svg:x="7.995cm" svg:y="6.56cm">
          <draw:text-box>
            <text:p><text:span text:style-name="T2">(3)</text:span></text:p>
          </draw:text-box>
        </draw:frame>
        <draw:frame draw:style-name="gr10" draw:text-style-name="P7" draw:layer="layout" svg:width="1.149cm" svg:height="0.806cm" svg:x="11.711cm" svg:y="10.116cm">
          <draw:text-box>
            <text:p><text:span text:style-name="T2">(4)</text:span></text:p>
          </draw:text-box>
        </draw:frame>
        <draw:frame draw:style-name="gr10" draw:text-style-name="P7" draw:layer="layout" svg:width="1.149cm" svg:height="0.806cm" svg:x="11.712cm" svg:y="10.116cm">
          <draw:text-box>
            <text:p><text:span text:style-name="T2">(4)</text:span></text:p>
          </draw:text-box>
        </draw:frame>
        <draw:frame draw:style-name="gr10" draw:text-style-name="P7" draw:layer="layout" svg:width="1.149cm" svg:height="0.806cm" svg:x="16.029cm" svg:y="10.16cm">
          <draw:text-box>
            <text:p><text:span text:style-name="T2">(5)</text:span></text:p>
          </draw:text-box>
        </draw:frame>
        <draw:frame draw:style-name="gr10" draw:text-style-name="P7" draw:layer="layout" svg:width="1.149cm" svg:height="0.806cm" svg:x="21.109cm" svg:y="10.16cm">
          <draw:text-box>
            <text:p><text:span text:style-name="T2">(6</text:span><text:span text:style-name="T2">)</text:span></text:p>
          </draw:text-box>
        </draw:frame>
        <draw:frame draw:style-name="gr10" draw:text-style-name="P7" draw:layer="layout" svg:width="1.149cm" svg:height="0.806cm" svg:x="5.107cm" svg:y="12.91cm">
          <draw:text-box>
            <text:p><text:span text:style-name="T2">O</text:span><text:span text:style-name="T3">1</text:span></text:p>
          </draw:text-box>
        </draw:frame>
        <draw:frame draw:style-name="gr10" draw:text-style-name="P8" draw:layer="layout" svg:width="1.149cm" svg:height="0.806cm" svg:x="7.018cm" svg:y="12.446cm">
          <draw:text-box>
            <text:p text:style-name="P5"><text:span text:style-name="T2">O</text:span><text:span text:style-name="T3">2</text:span></text:p>
          </draw:text-box>
        </draw:frame>
        <draw:frame draw:style-name="gr10" draw:text-style-name="P8" draw:layer="layout" svg:width="1.149cm" svg:height="0.806cm" svg:x="7.018cm" svg:y="8.084cm">
          <draw:text-box>
            <text:p text:style-name="P5"><text:span text:style-name="T2">O</text:span><text:span text:style-name="T3">3</text:span></text:p>
          </draw:text-box>
        </draw:frame>
        <draw:frame draw:style-name="gr12" draw:text-style-name="P7" draw:layer="layout" svg:width="2.165cm" svg:height="1.778cm" svg:x="22.887cm" svg:y="8.89cm">
          <draw:text-box>
            <text:p><text:span text:style-name="T2">O</text:span><text:span text:style-name="T3">G</text:span></text:p>
          </draw:text-box>
        </draw:frame>
        <draw:custom-shape draw:style-name="gr14" draw:text-style-name="P9" draw:layer="layout" svg:width="0.254cm" svg:height="0.254cm" svg:x="6.09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7.88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7.9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17.024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54cm" svg:height="0.254cm" svg:x="23.728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149cm" svg:height="0.806cm" svg:x="5.588cm" svg:y="18.543cm">
          <draw:text-box>
            <text:p text:style-name="P5"><text:span text:style-name="T2">O</text:span><text:span text:style-name="T3">0</text:span></text:p>
          </draw:text-box>
        </draw:frame>
        <draw:custom-shape draw:style-name="gr26" draw:text-style-name="P17" draw:layer="layout" svg:width="5.588cm" svg:height="3.048cm" draw:transform="rotate (1.43535877684014) translate (2.067cm 18.237cm)">
          <text:p/>
          <draw:enhanced-geometry svg:viewBox="0 0 21600 21600" draw:text-areas="0 0 21600 21600" draw:type="circular-arrow" draw:modifiers="180 0.886128725751653 8474.443445031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7" draw:layer="layout" svg:width="1.863cm" svg:height="2.45cm" draw:transform="rotate (0.429700061841004) translate (5.334cm 11.444cm)">
          <text:p/>
          <draw:enhanced-geometry svg:viewBox="0 0 21600 21600" draw:text-areas="0 0 21600 21600" draw:type="circular-arrow" draw:modifiers="180 0.886128725751653 8474.443445031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.891cm" svg:height="1.866cm" draw:transform="rotate (1.43535877684014) translate (6.35cm 10.924cm)">
          <text:p/>
          <draw:enhanced-geometry svg:viewBox="0 0 21600 21600" draw:text-areas="0 0 21600 21600" draw:type="circular-arrow" draw:modifiers="180 0.886128725751653 8474.443445031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.891cm" svg:height="1.866cm" draw:transform="rotate (-0.225845605208067) translate (9.162cm 5.692cm)">
          <text:p/>
          <draw:enhanced-geometry svg:viewBox="0 0 21600 21600" draw:text-areas="0 0 21600 21600" draw:type="circular-arrow" draw:modifiers="180 0.886128725751653 8474.443445031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.891cm" svg:height="1.866cm" draw:transform="rotate (-0.225845605208067) translate (13.88cm 5.438cm)">
          <text:p/>
          <draw:enhanced-geometry svg:viewBox="0 0 21600 21600" draw:text-areas="0 0 21600 21600" draw:type="circular-arrow" draw:modifiers="180 0.886128725751653 8474.443445031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.891cm" svg:height="1.866cm" draw:transform="rotate (-0.225845605208067) translate (18.198cm 6.2cm)">
          <text:p/>
          <draw:enhanced-geometry svg:viewBox="0 0 21600 21600" draw:text-areas="0 0 21600 21600" draw:type="circular-arrow" draw:modifiers="180 0.886128725751653 8474.443445031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7" draw:layer="layout" svg:width="1.863cm" svg:height="2.45cm" draw:transform="rotate (-0.224972940582069) translate (22.82cm 7.057cm)">
          <text:p/>
          <draw:enhanced-geometry svg:viewBox="0 0 21600 21600" draw:text-areas="0 0 21600 21600" draw:type="circular-arrow" draw:modifiers="180 0.886128725751653 8474.443445031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7" draw:layer="layout" svg:width="21.624cm" svg:height="5.112cm" draw:transform="rotate (-0.493753645389196) translate (8.011cm 7.897cm)">
          <text:p/>
          <draw:enhanced-geometry svg:viewBox="0 0 21600 21600" draw:text-areas="0 0 21600 21600" draw:mirror-vertical="true" draw:type="circular-arrow" draw:modifiers="175.656246426125 1.15634390797018 9382.553529909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9" draw:layer="layout" svg:width="2.286cm" svg:height="1.352cm" svg:x="0cm" svg:y="14.986cm">
          <draw:text-box>
            <text:p text:style-name="P18">T01</text:p>
          </draw:text-box>
        </draw:frame>
        <draw:frame draw:style-name="gr31" draw:text-style-name="P19" draw:layer="layout" svg:width="2.543cm" svg:height="2.453cm" svg:x="3.807cm" svg:y="10.247cm">
          <draw:text-box>
            <text:p text:style-name="P18">T12</text:p>
          </draw:text-box>
        </draw:frame>
        <draw:frame draw:style-name="gr31" draw:text-style-name="P19" draw:layer="layout" svg:width="2.543cm" svg:height="2.453cm" svg:x="4.315cm" svg:y="8.128cm">
          <draw:text-box>
            <text:p text:style-name="P18">T23</text:p>
          </draw:text-box>
        </draw:frame>
        <draw:frame draw:style-name="gr31" draw:text-style-name="P19" draw:layer="layout" svg:width="2.543cm" svg:height="2.453cm" svg:x="9.141cm" svg:y="4.659cm">
          <draw:text-box>
            <text:p text:style-name="P18">T34</text:p>
          </draw:text-box>
        </draw:frame>
        <draw:frame draw:style-name="gr31" draw:text-style-name="P19" draw:layer="layout" svg:width="2.543cm" svg:height="2.453cm" svg:x="14.224cm" svg:y="4.572cm">
          <draw:text-box>
            <text:p text:style-name="P18">T45</text:p>
          </draw:text-box>
        </draw:frame>
        <draw:frame draw:style-name="gr31" draw:text-style-name="P19" draw:layer="layout" svg:width="2.543cm" svg:height="2.453cm" svg:x="18.793cm" svg:y="5.167cm">
          <draw:text-box>
            <text:p text:style-name="P18">T56</text:p>
          </draw:text-box>
        </draw:frame>
        <draw:frame draw:style-name="gr31" draw:text-style-name="P19" draw:layer="layout" svg:width="2.543cm" svg:height="2.453cm" svg:x="23.365cm" svg:y="6.096cm">
          <draw:text-box>
            <text:p text:style-name="P18">T6G</text:p>
          </draw:text-box>
        </draw:frame>
        <draw:frame draw:style-name="gr31" draw:text-style-name="P19" draw:layer="layout" svg:width="2.543cm" svg:height="2.453cm" svg:x="18.796cm" svg:y="16.597cm">
          <draw:text-box>
            <text:p text:style-name="P18">T6G</text:p>
          </draw:text-box>
        </draw:fram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20:12:17.185079393</meta:creation-date>
    <meta:editing-duration>PT13M14S</meta:editing-duration>
    <meta:editing-cycles>2</meta:editing-cycles>
    <meta:generator>LibreOffice/5.1.6.2$Linux_X86_64 LibreOffice_project/10m0$Build-2</meta:generator>
    <dc:date>2017-09-08T21:47:47.719904101</dc:date>
    <meta:document-statistic meta:object-count="210"/>
  </office:meta>
</office:document-meta>
</file>